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4b735" officeooo:paragraph-rsid="0014b735" style:font-size-asian="12.25pt" style:font-size-complex="14pt"/>
    </style:style>
    <style:style style:name="T1" style:family="text">
      <style:text-properties officeooo:rsid="0016ab6e"/>
    </style:style>
    <style:style style:name="T2" style:family="text">
      <style:text-properties officeooo:rsid="00187e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es Git de base</text:p>
      <text:p text:style-name="P1"/>
      <text:p text:style-name="P1">1. Pour commencer, créer un dépôt en ligne sur Github si ce n’est pas déjà fait.</text:p>
      <text:p text:style-name="P1">2. Copier l’adresse du dépôt via le bouton «Clone or Download» .</text:p>
      <text:p text:style-name="P1">3. Taper dans le terminal : git clone «adresse» .</text:p>
      <text:p text:style-name="P1">4. Faire nos modifications.</text:p>
      <text:p text:style-name="P1">5. Demander à git de suivre nos nouveaux fichiers avec : git add .</text:p>
      <text:p text:style-name="P1">6. Demander à git de faire une sauvegarde de nos fichiers.</text:p>
      <text:p text:style-name="P1">7. <text:span text:style-name="T1">Demander à git d’envoyer les mises à jour</text:span> <text:span text:style-name="T2">en ligne sur Githu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5:01:38.776518845</meta:creation-date>
    <dc:date>2018-10-17T16:12:17.172156772</dc:date>
    <meta:editing-duration>PT28M24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8" meta:word-count="84" meta:character-count="430" meta:non-whitespace-character-count="354"/>
  </office:meta>
</office:document-meta>
</file>